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04   |   <text:a xlink:type="simple" xlink:href="http://palinfo.habago.org/Entry?Command=Information_PrintForum#FORUM40404"><text:span text:style-name="T1">#</text:span></text:a></text:p>
      <text:p text:style-name="P2">漢蕾塔和她孵出的小鴨子</text:p>
      <text:p text:style-name="P2">母雞孵鴨蛋 勝似骨肉親</text:p>
      <text:p text:style-name="P2"/>
      <text:p text:style-name="P2">BBC 中文網 2005. 5. 30.</text:p>
      <text:p text:style-name="P2"/>
      <text:p text:style-name="P2"/>
      <text:p text:style-name="P2">duck.jpg</text:p>
      <text:p text:style-name="P2"/>
      <text:p text:style-name="P2">（漢蕾塔和她孵出的小鴨子）</text:p>
      <text:p text:style-name="P2"/>
      <text:p text:style-name="P2">英國斯特林郡的一隻母雞拯救了7隻準備下鍋的鴨蛋，把它們孵成了小鴨子。</text:p>
      <text:p text:style-name="P2"/>
      <text:p text:style-name="P2">55 歲的傑基﹒比賽特女士是丹尼附近的卡龍橋小旅館的老板娘。她原來準備把幾只鴨蛋煎成蛋餅。</text:p>
      <text:p text:style-name="P2"/>
      <text:p text:style-name="P2">她養的一隻母雞漢蕾塔卻抱著幾只鴨蛋上不肯動。</text:p>
      <text:p text:style-name="P2"/>
      <text:p text:style-name="P2">漢蕾塔自己的蛋還沒有受精，她卻一直蹲在這幾只鴨蛋上，直到把它們孵成了小鴨子。</text:p>
      <text:p text:style-name="P2"/>
      <text:p text:style-name="P2">比賽特女士說："母雞比母鴨子更有母性，她們更會保護小鴨子。所以，小鴨子孵出來以後都跟著這只母雞跑，而不跟大鴨子在一起。"</text:p>
      <text:p text:style-name="P2"/>
      <text:p text:style-name="P2">她還說："鴨子們當時不伏窩，我就把幾只鴨蛋拿到屋子裡來，把他們洗了準備下鍋。"</text:p>
      <text:p text:style-name="P2"/>
      <text:p text:style-name="P2">"但漢蕾塔蹲在幾只鴨蛋上不動，我們於是放棄了吃鴨蛋的主意。結果漢蕾塔在鴨蛋上孵了有3個禮拜才把小鴨子們孵出來。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